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1" style:family="text">
      <style:text-properties fo:font-style="italic"/>
    </style:style>
    <style:style style:name="T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udging Obama As A Leader</text:p>
      <text:p text:style-name="Text_20_body">With less than a year as president under his belt, polls are showing that people have widely varying views of President Barack Obama’s leadership. He’s a good leader because he has taken on critical issues concerning the economy, the war and health care. He’s a bad leader because of what he’s done with the economy, the war and health care. Other than judging his success or failure according to our political leanings, how can we keep score?</text:p>
      <text:p text:style-name="Text_20_body">One approach to assessing leaders is to think of what they do in two parts, their attributes and the results they get. To understand this perspective, look at how Jimmy Carter and Bill Clinton compare as presidential leaders. Generally, most would agree that Carter had extremely high levels of integrity and character (attributes), while he delivered relatively poor results (for instance on the economy). Clinton scores virtually the opposite, high on economic results but low on character attributes. It’s still very early to judge Obama on his results, but it’s not too early to look at his leadership attributes and how they are likely to shape his results over the next few years. </text:p>
      <text:p text:style-name="Text_20_body">A great deal has been written about the essential attributes of leadership, and there is a huge variety of opinion about what really counts. To combat this lack of consensus, my colleagues Dave Ulrich, Kate Sweetman and I synthesized the most important leadership research of the past four decades and identified five dimensions that are essential to world-class leadership. We call them the Leadership Code and describe them in our book, <text:a xlink:type="simple" xlink:href="http://www.leadershipcodebook.com/" text:style-name="Internet_20_link" text:visited-style-name="Visited_20_Internet_20_Link"><text:span text:style-name="T1">The Leadership Code</text:span></text:a>. Using the code to analyze Obama’s leadership attributes, we find that he’s got all the right tools.</text:p>
      <text:p text:style-name="Text_20_body"><text:span text:style-name="T2">Rule 1: Shape the future.</text:span> Obama clearly is a visionary with a new approach to politics. He has proclaimed a strategy for moving the country forward that is vastly different from his predecessor’s, proposing shifts in our relationship with the rest of the world and in our relationships with one another. In his campaign, he built on the grassroots strategy that Howard Dean had started and threw in a lot of ideas of his own. As president he continues to provide clear views on the economic crisis, the Iraq War, health care reform, climate change and the U.S.’ role as a global citizen. </text:p>
      <text:p text:style-name="Text_20_body"><text:span text:style-name="T2">Rule 2: Make things happen.</text:span> It is easier to describe a bright new future than to make one happen. Obama’s task is to turn what he wants into what is done, using his party’s majority status in Congress as well as his bully pulpit as a world leader to cajole, collaborate, persuade and counsel others to deliver. His early results are promising. His stimulus bill seems to have pulled the economy out of its nosedive and saved us from an economic collapse. He has extended health insurance to 4 million middle-class children. He has secured the Environmental Protection Administration’s authority to limit climate-warming pollution under the Clean Air Act. </text:p>
      <text:p text:style-name="Text_20_body"><text:span text:style-name="T2">Rule 3: Engage today’s talent.</text:span> Leaders who engage the best talent get short-term hard work done while maintaining high esprit de corps. Obama has mastered this skill. He doesn’t do things alone, and he doesn’t pretend to. To get elected, he created a national network of organizers and led that talent not just by inspiring support or cooperation but by building a rabidly devoted fan base that would put its lives on hold for the sake of his mission. In office, he took a team-of-rivals approach for selecting his <text:soft-page-break/>Cabinet, and today he has high levels of support and engagement among his team.</text:p>
      <text:p text:style-name="Text_20_body"><text:span text:style-name="T2">Rule 4: Build the next generation.</text:span> When leaders build the next generation, they pay attention to building the skills necessary not just for the short term but for the longer future. Obama is laying the groundwork for next-generation skills, pushing ahead on climate change, health care, infrastructure development and in a host of other areas. </text:p>
      <text:p text:style-name="Text_20_body"><text:span text:style-name="T2">Rule 5: Invest in yourself.</text:span> The core of effectiveness at implementing the first four rules is personal proficiency. Leaders must invest steadily in their intellectual, spiritual, emotional and physical improvement to be able to deal with the demands of leadership. Obama himself is a story of leadership as change. Anyone who has read his 1994 autobiography has been introduced to a person always willing to ask: Who am I? What do I stand for? Why? How do I get continually better at delivering on my own promises to myself?</text:p>
      <text:p text:style-name="Text_20_body">President Obama has every one of the Leadership Code attributes to do his job in a superior manner. But can he also deliver results? That remains to be seen. </text:p>
      <text:p text:style-name="Text_20_body">Today, those who agree with Obama’s policies score his leadership attributes high and also believe that his policies will lead to the right results. Those who disagree with his policies and are skeptical of his results shouldn’t throw out the baby with the bath water. Don’t give Obama’s leadership competencies short shrift.</text:p>
      <text:p text:style-name="Text_20_body">At this point in his presidency, skeptics can place Obama on a leadership par with Jimmy Carter–having good attributes but unproven results. To move up the leadership list and get closer to Lincoln, Washington and Franklin Roosevelt, he will have to aim his impressive set of attributes at the right set of policies–and deliver. </text:p>
      <text:p text:style-name="Text_20_body"><text:span text:style-name="T1">Norm Smallwood is a co-founder of the RBL Group, a corporate consultancy, and co-author of </text:span><text:a xlink:type="simple" xlink:href="http://www.leadershipcodebook.com/" text:style-name="Internet_20_link" text:visited-style-name="Visited_20_Internet_20_Link">The Leadership Code</text:a><text:span text:style-name="T1">.</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6:46:57.283378501</meta:creation-date>
    <dc:date>2015-05-10T16:47:22.502416100</dc:date>
    <dc:creator>DaveDeDave </dc:creator>
    <meta:editing-duration>PT25S</meta:editing-duration>
    <meta:editing-cycles>1</meta:editing-cycles>
    <meta:document-statistic meta:table-count="0" meta:image-count="0" meta:object-count="0" meta:page-count="2" meta:paragraph-count="13" meta:word-count="900" meta:character-count="5342" meta:non-whitespace-character-count="4451"/>
    <meta:generator>LibreOffice/4.3.7.2$Linux_X86_64 LibreOffice_project/430$Build-2</meta:generator>
  </office:meta>
</office:document-meta>
</file>